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a5fc"/>
    </style:style>
    <style:style style:name="P2" style:family="paragraph" style:parent-style-name="Standard">
      <style:text-properties fo:font-variant="normal" fo:text-transform="none" fo:color="#000000" style:font-name="Liberation Serif" fo:font-size="15pt" fo:letter-spacing="normal" fo:font-style="normal" fo:font-weight="normal" officeooo:rsid="002b2f4d" officeooo:paragraph-rsid="0019a5fc" style:font-size-asian="15pt" style:font-name-complex="Liberation Serif" style:font-size-complex="15pt"/>
    </style:style>
    <style:style style:name="P3" style:family="paragraph" style:parent-style-name="Standard">
      <style:text-properties fo:font-variant="normal" fo:text-transform="none" fo:color="#000000" style:font-name="Liberation Serif" fo:font-size="15pt" fo:letter-spacing="normal" fo:font-style="italic" fo:font-weight="normal" officeooo:rsid="0019a5fc" officeooo:paragraph-rsid="0019a5fc" style:font-size-asian="15pt" style:font-style-asian="italic" style:font-name-complex="Liberation Serif" style:font-size-complex="15pt" style:font-style-complex="italic"/>
    </style:style>
    <style:style style:name="P4" style:family="paragraph" style:parent-style-name="Standard">
      <style:text-properties style:font-name="Liberation Serif" fo:font-size="15pt" officeooo:rsid="0017f2f2" officeooo:paragraph-rsid="0019a5fc" style:font-size-asian="15pt" style:font-name-complex="Liberation Serif" style:font-size-complex="15pt"/>
    </style:style>
    <style:style style:name="P5" style:family="paragraph" style:parent-style-name="Standard">
      <style:text-properties style:font-name="Liberation Serif" fo:font-size="15pt" officeooo:rsid="000bd89d" officeooo:paragraph-rsid="0019a5fc" style:font-size-asian="15pt" style:font-name-complex="Liberation Serif" style:font-size-complex="15pt"/>
    </style:style>
    <style:style style:name="P6" style:family="paragraph" style:parent-style-name="Standard">
      <style:text-properties style:font-name="Liberation Serif" fo:font-size="15pt" officeooo:paragraph-rsid="0019a5fc" style:font-size-asian="15pt" style:font-name-complex="Liberation Serif" style:font-size-complex="15pt"/>
    </style:style>
    <style:style style:name="P7" style:family="paragraph" style:parent-style-name="Standard">
      <style:text-properties style:font-name="Liberation Serif" fo:font-size="15pt" officeooo:rsid="0025373d" officeooo:paragraph-rsid="0019a5fc" style:font-size-asian="15pt" style:font-name-complex="Liberation Serif" style:font-size-complex="15pt"/>
    </style:style>
    <style:style style:name="P8" style:family="paragraph" style:parent-style-name="Standard">
      <style:text-properties style:font-name="Liberation Serif" fo:font-size="15pt" officeooo:rsid="0027c3d0" officeooo:paragraph-rsid="0019a5fc" style:font-size-asian="15pt" style:font-name-complex="Liberation Serif" style:font-size-complex="15pt"/>
    </style:style>
    <style:style style:name="P9" style:family="paragraph" style:parent-style-name="Standard">
      <style:text-properties style:font-name="Liberation Serif" fo:font-size="15pt" officeooo:rsid="00285504" officeooo:paragraph-rsid="0019a5fc" style:font-size-asian="15pt" style:font-name-complex="Liberation Serif" style:font-size-complex="15pt"/>
    </style:style>
    <style:style style:name="P10" style:family="paragraph" style:parent-style-name="Standard">
      <style:text-properties style:font-name="Liberation Serif" fo:font-size="15pt" officeooo:rsid="0019a5fc" officeooo:paragraph-rsid="0019a5fc" style:font-size-asian="15pt" style:font-name-complex="Liberation Serif" style:font-size-complex="15pt"/>
    </style:style>
    <style:style style:name="P11" style:family="paragraph" style:parent-style-name="Standard">
      <style:text-properties style:font-name="Liberation Serif" fo:font-size="15pt" officeooo:rsid="001ad659" officeooo:paragraph-rsid="001ad659" style:font-size-asian="15pt" style:font-name-complex="Liberation Serif" style:font-size-complex="15pt"/>
    </style:style>
    <style:style style:name="P12" style:family="paragraph" style:parent-style-name="Standard">
      <style:text-properties style:font-name="Liberation Serif" fo:font-size="15pt" officeooo:rsid="001baff6" officeooo:paragraph-rsid="001baff6" style:font-size-asian="15pt" style:font-name-complex="Liberation Serif" style:font-size-complex="15pt"/>
    </style:style>
    <style:style style:name="P13" style:family="paragraph" style:parent-style-name="Standard">
      <style:text-properties style:font-name="Liberation Serif" fo:font-size="15pt" officeooo:rsid="001d57d7" officeooo:paragraph-rsid="001d57d7" style:font-size-asian="15pt" style:font-name-complex="Liberation Serif" style:font-size-complex="15pt"/>
    </style:style>
    <style:style style:name="P14" style:family="paragraph" style:parent-style-name="Standard">
      <style:text-properties style:font-name="Liberation Serif" fo:font-size="15pt" fo:font-weight="bold" officeooo:rsid="0017f2f2" officeooo:paragraph-rsid="0019a5fc" style:font-size-asian="15pt" style:font-weight-asian="bold" style:font-name-complex="Liberation Serif" style:font-size-complex="15pt" style:font-weight-complex="bold"/>
    </style:style>
    <style:style style:name="P15" style:family="paragraph" style:parent-style-name="Standard">
      <style:text-properties style:font-name="Liberation Serif" fo:font-size="15pt" fo:font-weight="bold" officeooo:rsid="0019a5fc" officeooo:paragraph-rsid="0019a5fc" style:font-size-asian="15pt" style:font-weight-asian="bold" style:font-name-complex="Liberation Serif" style:font-size-complex="15pt" style:font-weight-complex="bold"/>
    </style:style>
    <style:style style:name="P16" style:family="paragraph" style:parent-style-name="Standard">
      <style:text-properties officeooo:rsid="001d57d7" officeooo:paragraph-rsid="001d57d7"/>
    </style:style>
    <style:style style:name="P17" style:family="paragraph" style:parent-style-name="Standard">
      <style:text-properties officeooo:rsid="001e2b21" officeooo:paragraph-rsid="001e2b21"/>
    </style:style>
    <style:style style:name="P18" style:family="paragraph" style:parent-style-name="Standard">
      <style:paragraph-properties fo:break-before="page"/>
      <style:text-properties style:font-name="Liberation Serif" fo:font-size="15pt" fo:font-weight="bold" officeooo:rsid="001ee73c" officeooo:paragraph-rsid="001ee73c" style:font-size-asian="15pt" style:font-weight-asian="bold" style:font-name-complex="Liberation Serif" style:font-size-complex="15pt" style:font-weight-complex="bold"/>
    </style:style>
    <style:style style:name="P19" style:family="paragraph" style:parent-style-name="Standard">
      <style:text-properties style:font-name="Liberation Serif" fo:font-size="15pt" officeooo:rsid="001d57d7" officeooo:paragraph-rsid="001d57d7" style:font-size-asian="15pt" style:font-name-complex="Liberation Serif" style:font-size-complex="15pt"/>
    </style:style>
    <style:style style:name="P20" style:family="paragraph" style:parent-style-name="Standard">
      <style:text-properties style:font-name="Liberation Serif" fo:font-size="15pt" officeooo:rsid="001e2b21" officeooo:paragraph-rsid="001d57d7" style:font-size-asian="15pt" style:font-name-complex="Liberation Serif" style:font-size-complex="15pt"/>
    </style:style>
    <style:style style:name="P21" style:family="paragraph" style:parent-style-name="Standard">
      <style:text-properties style:font-name="Liberation Serif" fo:font-size="15pt" officeooo:rsid="001e2b21" officeooo:paragraph-rsid="001e2b21" style:font-size-asian="15pt" style:font-name-complex="Liberation Serif" style:font-size-complex="15pt"/>
    </style:style>
    <style:style style:name="P22" style:family="paragraph" style:parent-style-name="Standard">
      <style:text-properties style:font-name="Liberation Serif" fo:font-size="15pt" officeooo:rsid="001ecce6" officeooo:paragraph-rsid="001e2b21" style:font-size-asian="15pt" style:font-name-complex="Liberation Serif" style:font-size-complex="15pt"/>
    </style:style>
    <style:style style:name="P23" style:family="paragraph" style:parent-style-name="Standard">
      <style:text-properties style:font-name="Liberation Serif" fo:font-size="15pt" officeooo:rsid="001ecce6" officeooo:paragraph-rsid="001ecce6" style:font-size-asian="15pt" style:font-name-complex="Liberation Serif" style:font-size-complex="15pt"/>
    </style:style>
    <style:style style:name="P24" style:family="paragraph" style:parent-style-name="Standard">
      <style:text-properties style:font-name="Liberation Serif" fo:font-size="15pt" officeooo:rsid="0020ba6e" officeooo:paragraph-rsid="0020ba6e" style:font-size-asian="15pt" style:font-name-complex="Liberation Serif" style:font-size-complex="15pt"/>
    </style:style>
    <style:style style:name="P25" style:family="paragraph" style:parent-style-name="Standard">
      <style:text-properties style:font-name="Liberation Serif" fo:font-size="15pt" fo:font-style="italic" officeooo:rsid="001ecce6" officeooo:paragraph-rsid="001ecce6" style:font-size-asian="15pt" style:font-style-asian="italic" style:font-name-complex="Liberation Serif" style:font-size-complex="15pt" style:font-style-complex="italic"/>
    </style:style>
    <style:style style:name="T1" style:family="text">
      <style:text-properties fo:font-variant="normal" fo:text-transform="none" fo:color="#000000" fo:letter-spacing="normal" fo:font-style="italic" fo:font-weight="normal" style:font-style-asian="italic" style:font-style-complex="italic"/>
    </style:style>
    <style:style style:name="T2" style:family="text">
      <style:text-properties fo:font-weight="bold" officeooo:rsid="0027c3d0" style:font-weight-asian="bold" style:font-weight-complex="bold"/>
    </style:style>
    <style:style style:name="T3" style:family="text">
      <style:text-properties officeooo:rsid="000bd89d"/>
    </style:style>
    <style:style style:name="T4" style:family="text">
      <style:text-properties officeooo:rsid="0025373d"/>
    </style:style>
    <style:style style:name="T5" style:family="text">
      <style:text-properties officeooo:rsid="00285504"/>
    </style:style>
    <style:style style:name="T6" style:family="text">
      <style:text-properties officeooo:rsid="0027c3d0"/>
    </style:style>
    <style:style style:name="T7" style:family="text">
      <style:text-properties style:font-name="Liberation Serif" fo:font-size="15pt" style:font-size-asian="15pt" style:font-name-complex="Liberation Serif" style:font-size-complex="15pt"/>
    </style:style>
    <style:style style:name="T8" style:family="text">
      <style:text-properties style:font-name="Liberation Serif" fo:font-size="15pt" officeooo:rsid="000bd89d" style:font-size-asian="15pt" style:font-name-complex="Liberation Serif" style:font-size-complex="15pt"/>
    </style:style>
    <style:style style:name="T9" style:family="text">
      <style:text-properties style:font-name="Liberation Serif" fo:font-size="15pt" officeooo:rsid="0019a5fc" style:font-size-asian="15pt" style:font-name-complex="Liberation Serif" style:font-size-complex="15pt"/>
    </style:style>
    <style:style style:name="T10" style:family="text">
      <style:text-properties style:font-name="Liberation Serif" fo:font-size="15pt" officeooo:rsid="001ad659" style:font-size-asian="15pt" style:font-name-complex="Liberation Serif" style:font-size-complex="15pt"/>
    </style:style>
    <style:style style:name="T11" style:family="text">
      <style:text-properties style:font-name="Liberation Serif" fo:font-size="15pt" officeooo:rsid="001e2b21" style:font-size-asian="15pt" style:font-name-complex="Liberation Serif" style:font-size-complex="15pt"/>
    </style:style>
    <style:style style:name="T12" style:family="text">
      <style:text-properties style:font-name="Liberation Serif" fo:font-size="15pt" officeooo:rsid="001ecce6" style:font-size-asian="15pt" style:font-name-complex="Liberation Serif" style:font-size-complex="15pt"/>
    </style:style>
    <style:style style:name="T13" style:family="text">
      <style:text-properties officeooo:rsid="001ad659"/>
    </style:style>
    <style:style style:name="T14" style:family="text">
      <style:text-properties officeooo:rsid="001baf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mare liye khet bechna aur beti bechna ek baat hai .</text:p>
      <text:p text:style-name="P14"/>
      <text:p text:style-name="P14">सीन ० : (राजेन्द्र का चरित्र परिचय)</text:p>
      <text:p text:style-name="P4"/>
      <text:p text:style-name="P4">राजेंद्र एक कमरे में घुसा है, जहां तीन लोग एक टेबल के पीछे बैठे हुए हैं। टेबल पर एक जोड़ी चमचामाते हुए जूते रखे हैं, एक गढ़ी, और दूसरी तरफ फ्रेम किए हुए कुछ सर्टिफिकेट।</text:p>
      <text:p text:style-name="P4">राजेंद्र : 'नमस्ते गुरु जी' (कहते हुए तीनो के जोड़ी छूटा है)</text:p>
      <text:p text:style-name="P4">गुरुजी : आओ राजेंद्र, कैसे हो?</text:p>
      <text:p text:style-name="P4">राजेंद्र: बढ़िया हू गुरुजी, अब आप ये जूते देंगे तो और भी बढ़िया हो जाऊंगा।</text:p>
      <text:p text:style-name="P4">गुरुजी : हा राजेंद्र, हमने मुझे बताया... (थोड़ा हिचकिचाता है और डरते हुए बोलने की कोशिश करता है)</text:p>
      <text:p text:style-name="P4">राजेंद्र : जी बोलिए?</text:p>
      <text:p text:style-name="P4">गुरुजी :</text:p>
      <text:p text:style-name="P4"/>
      <text:p text:style-name="P14">सीन १: (ब्लैकआउट से एक आवाज़ आती है )</text:p>
      <text:p text:style-name="P4">मेरे पास एक कहानी है . मैं ये दावे के साथ तो नहीं कह सकता की वो कहानी सिर्फ मेरी ही है , किसी और की भी हो सकती है .(धीरे धीरे ब्लैकआउट खुलता है , एक आदमी पोछा की बाल्टी लिए स्टेज में घुसता है ) आप की भी हो सकती है ! इसलिए ध्यान से सुनियेगा . हो सकता है कहानी सुनते समय मैं कई बार झूठ भी बोल दूँ . पर मैं झूठ बोल सकता हूँ . क्योकि इस कहानी के बारे में मैं ही जनता हूँ . तो जो मैं बताऊंगा वही कहानी होगी . पर एक बात तय है ,मैं कुछ भी यही नहीं बोल देता , सोच समाज कर, ताल थोक कर, पता लगा कर और सही समय पर बोलता हूँ , क्युकी मैं कहानी बताता नहीं ,सुनाता हूँ .</text:p>
      <text:p text:style-name="P4"/>
      <text:p text:style-name="P4">आइये पहले आपको अपना घर दिखता हूँ . अरे अपना बोल दिया क्या ? माफ़ करियेगा , मैं इस घर का नौकर हूँ . झाड़ू पोछे से लेकर खाना बनाने तक, खेत में बीज डालने से लेकर गाय को चारा डालने तक , घर का सारा काम मैं ही करता हूँ . इसके बदले में मुझे एक कमरा मिला है, और दो टाइम खाना मिल जाता है ,शाम को कमरे के बहार से टीवी देखने को मिल जाता है ,किसी को दया आ गयी तो कभी कभी चीलम भी पीने को मिल जाती है . बस और क्या चाहिए ज़िन्दगी में ? और हाँ कहानी मैं फ्री में सुना देता हु ,जो कहे जब कहे जहाँ कहे .उसकी कोई फीस नहीं . (ये सब कहते हुए वो पोछा लगा रहा था , तभी दो बच्चे कमरे में घुसते हैं और उनकइ पीछे पीछे चलते हुए एक ज़्यादा उम्र का आदमी जिसे शरीर जवानोजैसा है अता <text:s/>है . बच्चे सीधे हरी के पास जाके बैठ जाते हैं .</text:p>
      <text:p text:style-name="P4">"हरिहर काका , कहानी सुनाओ न "</text:p>
      <text:p text:style-name="P4">" अभी तो पोछा लगा रहा हूँ , अभी सुनोगे ?"</text:p>
      <text:p text:style-name="P4">" है है पोछा लगाते लगते सुना दो "</text:p>
      <text:p text:style-name="P4">" ये भी सही बात है ,ठीक है तो शुरू करता हु " (पोछा निचोड़ते हुए बोलता है) " बहुत समय पहले की बात है , एक कैदी जेल के कपडे पहने हुए ज़ोर ज़ोर से भाग रहा था और उसके पीछे पीछे <text:s/>चार पुलिस वाले भाग रहे थे ,कैदी आगे aage पुलिस वाले पीछे पीछे , कैदी दौरता हुआ एक चलती ट्रैन में लटक जाता है , पर ट्रैन के लोगो ने दरवाज़े और खिड़की बंद कर दिए थे,(// और कैदी बड़े डरावने दृश्य में एक दरवाज़े से लटका हुआ था)... " (ट्रैन की आवाज़ अति है ,और बच्चे के बोलते ही अचानक रुक जाती है)</text:p>
      <text:p text:style-name="P4">" अरे ! अचानक ये ट्रैन कहा से आ गयी ?"</text:p>
      <text:p text:style-name="P4"><text:soft-page-break/>" अरे वो कैदी रेलवे स्टेशन में भाग रहा था न !"</text:p>
      <text:p text:style-name="P4">" पर वो कैदी था तो रेलवे स्टेशन पंहुचा कैसे , कैदी तो जेल में होते हैं न?"</text:p>
      <text:p text:style-name="P4"/>
      <text:p text:style-name="P5">तभी राजेंद्र अपनी खटिया से उठा है और हरि को रोक देता है।</text:p>
      <text:p text:style-name="P5">"बस बस, बहुत सुन ली कहानी अब तुम दोनो अंदर जाओ और आराम करो, धूप बहुत हो रही है!" कहर राजेंद्र दोनो बच्चो को अंदर कामरे में भेज देता है और नौकरी से कहता है</text:p>
      <text:p text:style-name="P1"><text:span text:style-name="T8">“बच्चो को क्या अलुल-जलुल कहानियां सुनाता है? अभी </text:span><text:span text:style-name="T9">poonam</text:span><text:span text:style-name="T8"> बहू देख लेती, तो पता है कितना दंतती तुझे”</text:span></text:p>
      <text:p text:style-name="P5"/>
      <text:p text:style-name="P5">"मैं यूही कुछ भी नहीं कहता, सब कुछ सोचता-समाज कर ताल ठोक के कहता हूं!" हरि फिर कहते हैं।</text:p>
      <text:p text:style-name="P6"><text:span text:style-name="T3">बच्चे वापस आकर दरवाजे पर </text:span><text:span text:style-name="T4">khade ho jate</text:span><text:span text:style-name="T3"> हैं, और कहते हैं मां आपसे </text:span><text:span text:style-name="T4">baat karna</text:span><text:span text:style-name="T3"> चाहती है।</text:span></text:p>
      <text:p text:style-name="P7">"क्या बात है, बोलो?" राजेंद्र बच्चो से पूछता है</text:p>
      <text:p text:style-name="P7">बच्चे पीछे मिट्टी के पूछते हैं :</text:p>
      <text:p text:style-name="P7">“माँ दादाजी पूछ रहे हैं कि क्या बात है बोलो”</text:p>
      <text:p text:style-name="P7">फिर वैपिस मुद्दे हैं और कहते हैं :</text:p>
      <text:p text:style-name="P6"><text:span text:style-name="T4">“माँ बोल रही है </text:span><text:span text:style-name="T5">kuch zaroori</text:span><text:span text:style-name="T4"> बात करनी है”</text:span></text:p>
      <text:p text:style-name="P7">राजेंद्र थोडा सा विचलीत होकार कहता है</text:p>
      <text:p text:style-name="P7">“ठीक है ठीक है, आटा हू थोड़ी देर में”</text:p>
      <text:p text:style-name="P7">“ 'माँ दादाजी बोल रहे हैं’.....अच्छा सुन लिया? ठीक है!”</text:p>
      <text:p text:style-name="P8"/>
      <text:p text:style-name="P6"><text:span text:style-name="T2">Scene 2</text:span><text:span text:style-name="T6"> : (</text:span><text:span text:style-name="T5">Poonam</text:span><text:span text:style-name="T6"> aur Ankit ke kamre ka drishya )</text:span></text:p>
      <text:p text:style-name="P8"/>
      <text:p text:style-name="P9">राजेंद्र : बोलो, क्या बात करनी थी?</text:p>
      <text:p text:style-name="P9"/>
      <text:p text:style-name="P9">अनिकेत : जी बाऊजी, वो अब नेहा और उदय दोनो बड़े हो गए हैं, तो हम चाहते थे इन गर्मी की चुटियों के खराब उनका एक बड़े इंग्लिश मीडियम स्कूल में एडमिशन करा दे।</text:p>
      <text:p text:style-name="P9"/>
      <text:p text:style-name="P9">राजेंद्र: क्यों हिंदी मीडियम में क्या दिक्कत है?</text:p>
      <text:p text:style-name="P9"/>
      <text:p text:style-name="P9">पूनम : आज के जमाने में जिसे अंग्रेजी नहीं आती इस्तेमाल कोई नहीं पूछता बाऊजी, कभी ना कभी तो स्कूल बदला ही था।</text:p>
      <text:p text:style-name="P9"/>
      <text:p text:style-name="P9">पूनम अनिकेत को बोलने का इशारा करती है</text:p>
      <text:p text:style-name="P9"/>
      <text:p text:style-name="P9">अनिकेत : इसमें कुछ पैसे की जरूरत थी, प्रवेश शुल्क 50-50 हजार रुपये है, मेरे पास इतने पैसे नहीं हैं। अगर थोड़ी सी ज़मीन बेच देते तो सारी समस्या हल हो जाती।</text:p>
      <text:p text:style-name="P9"/>
      <text:p text:style-name="P9">राजेंद्र : 10 साल से नौकरी कर रहे हों 1 लाख भी नहीं बच्चा पाए, हर छोटी बात पर जमीन थोड़ी बच्ची जाएगी</text:p>
      <text:p text:style-name="P9"/>
      <text:p text:style-name="P9"><text:soft-page-break/>पूनम : छोटी बात कहा है बाऊजी, बच्चों के भविष्य का सवाल है, कुछ पैसे एडमिशन में लगा देंगे, कुछ पैसे एक आधा साल की फीस भरने में भी मदद कर देंगे। इतनी सारी ज़मीन तो है, बेचेन में तकलीफ क्या है?</text:p>
      <text:p text:style-name="P2">राजेंद्र :</text:p>
      <text:p text:style-name="P2">बात ज्यादा या कम की नहीं है, बात इज्जत की है। कोई बड़ी वीआईपीडा आ जाए तबी जमीन बच्ची जाती है, गांव भर में कितनी बातें होती हैं तुम्हें अंदाज भी है?</text:p>
      <text:p text:style-name="P2"/>
      <text:p text:style-name="P2">पूनम :</text:p>
      <text:p text:style-name="P2">बहुत इज्जत भी नहीं है हमारे घर की, 30 साल पहले जो हुआ उसकी बातें आज भी लोग करते हैं।</text:p>
      <text:p text:style-name="P2"/>
      <text:p text:style-name="P2">अनिकेत तेज़ आवाज़ में इस्तेमाल करने वाला टोकन है और कहता है :</text:p>
      <text:p text:style-name="P2">30 साल पहले जो हुई उस बात को 30 साल हो गई पूनम, तब के लोग अब बूढ़े हो गए या मर गए हैं, अब सिर्फ सुनी-सुनाई कहानियां रह गई हैं जो औरतेन आपस में खुद बनती हैं और वही सुनती हैं।</text:p>
      <text:p text:style-name="P2"/>
      <text:p text:style-name="P2">पूनम रोते हुए कहती है:</text:p>
      <text:p text:style-name="P2">मुझे नहीं पता आपके गांव और आपकी इज्जत के बारे में, मेरी दुनिया बस मेरे दो बच्चे हैं। इनको वो सारे अवसर देना जो मुझे कभी नहीं मिले, यही मेरी जिंदगी का अकेला मकसद है। और बिना पैसे के ये नहीं हो पाएगा। क्या घर की एक और पीठी शहर नहीं देख पाएगी। इस घर की एक और पीठ बस सपने देख कर रह जाएगी। मैं बिल्कुल नहीं चाहता ऐसा हो..</text:p>
      <text:p text:style-name="P2"/>
      <text:p text:style-name="P2">राजेंद्र :</text:p>
      <text:p text:style-name="P2">मैं भी नहीं चाहता पर जमीन नहीं बिकेगी, मैं कहीं से पैसे उधार मांगता हूं...</text:p>
      <text:p text:style-name="P2"/>
      <text:p text:style-name="P2">पूनम :</text:p>
      <text:p text:style-name="P2">क्या उधर भी तो हमें ही छोड़ना होगा ना। बंटवारा कर देंगे और हमारे उसके कि ही जमीन बेच देंगे, थोड़ी सी जमीन बिक जाएगी तो क्या फरक पड़ जाएगा?</text:p>
      <text:p text:style-name="P2"/>
      <text:p text:style-name="P2">राजेंद्र :</text:p>
      <text:p text:style-name="P2">मैं तुम्हें नहीं समझूंगा कि क्या फर्क पड़ेगा। मैं कहीं से उधार मांग लूंगा और किसी तरह मैं ही चुका दूंगा, पैसे कम पड़े तो मुझे भी बीच देना, पर ना कोई जमीन बिकेगी ना कभी घर में बंटवारा होगा।</text:p>
      <text:p text:style-name="P2"/>
      <text:p text:style-name="P2">राजेंद्र कामरे से चला जाता है..</text:p>
      <text:p text:style-name="P3">पूनम:</text:p>
      <text:p text:style-name="P3">क्यों नहीं बोले तुम कुछ? क्यों करते हो उनकी इतनी इज्जत? कुछ कम धाम करते नहीं हैं और जमीन भी नहीं बेचने दे रहे हैं..(इसे सुधारें)</text:p>
      <text:p text:style-name="P3"/>
      <text:p text:style-name="P3">अनिकेत :</text:p>
      <text:p text:style-name="P10"><text:span text:style-name="T1">तुम क्या बोल गई पूनम तुम्हें पता है? 15 साल के वो जब उनके पिताजी मर गए, तबसे अनहोने अकेले 3 भाई और 1 बहन पाली है। इतनी सारी ज़मीन थी, पूरा गाँव चाहता था कि हमें ज़मीन </text:span><text:soft-page-break/><text:span text:style-name="T1">को हडपना। कितने हमले हुए उन पार, कितनी धमकियां आई पर वो तारीख रहे। रात भर जाग कर रखवाली की है ज़मीन की, उन्हें भी काई बार पैसे की कमी झेलनी पड़ी, पर कभी ज़मीन नहीं बेची। तुम्हारे लिए सिर्फ वो ज़मीन का टुकड़ा हो सकता है, जिस पैसे में बदला जा सकता है। उनके लिए वही सब कुछ है।</text:span></text:p>
      <text:p text:style-name="P3"/>
      <text:p text:style-name="P3">बचपन से लेकर आज तक, काई लोग जिनको मैंने अपनी दुनिया बनाया है। वो सब, जिंदगी के किसी ना किसी मुकाम पर, मुझे चोर कर चले गए। मेरे पिता, मेरी मां, मेरे दोस्त। ये ज़मीन ही थी जो हमेशा मेरे साथ रही। इसे बेच दोगे तो शायद अब कभी सर उठा कर घर से बहार नहीं निकालूंगा मैं।</text:p>
      <text:p text:style-name="P10"/>
      <text:p text:style-name="P15">Scene 3</text:p>
      <text:p text:style-name="P10">"आज बहुत गर्मी है ना?" - हरि बतीन शुरू करने की कोशिश करता है।</text:p>
      <text:p text:style-name="P10"/>
      <text:p text:style-name="P10">"हा, रोज़ की तरह?" केशा दबी मुस्कुराहट में बातें खत्म करने की कोशिश करती है।</text:p>
      <text:p text:style-name="P10">“पता नहीं बारिश कब शुरू होगी।” हरि एक और प्रयास करता है।</text:p>
      <text:p text:style-name="P10"/>
      <text:p text:style-name="P10">"सावन के महिन में।" केशा फिर से बात खतम कर देती है।</text:p>
      <text:p text:style-name="P10"/>
      <text:p text:style-name="P10">कुछ देर की खामोशी के बाद हरि फिर से कहता है -</text:p>
      <text:p text:style-name="P10">“पता है हम पीछे एक हफ्ता में 20 बीघा खेत में बीज दाल दिए अकेले, बिना जमानत के! ”</text:p>
      <text:p text:style-name="P10"/>
      <text:p text:style-name="P10">"अच्छी बात है।" केशा फिर से एक ठंडी प्रतिक्रिया देती है।</text:p>
      <text:p text:style-name="P10"/>
      <text:p text:style-name="P10">"'बस, अच्छी बात है?' क्या तुम्हारे तीन मजदूर मिल्के भी अब तक बस 10 बीघा खेत देख पाए हैं!" केशा के ठंडी प्रतिक्रिया अब हरि को बेचन कर रहे हैं।</text:p>
      <text:p text:style-name="P10"/>
      <text:p text:style-name="P10">“तारीफ़ सुन्नी है क्या? तुम तो बहुत ताकतवर हो! गांव में सबसे ज्यादा ज्यादा, नहीं जिले में या फिर हो सकता है शुद्ध उत्तर प्रदेश में फिर फिर”</text:p>
      <text:p text:style-name="P10">केशा हरि को चिधाते हुए बोलना शुरू कृति है और हरि यूज बीच में काट देता है।</text:p>
      <text:p text:style-name="P10"/>
      <text:p text:style-name="P10">“ठीक है, उडा लो मज़ाक! मैं जा रहा हूं, झूठ ही अपना समय बारबड कर्ता हूं। किसी समाजदार को बटाता तो समझौता भी”</text:p>
      <text:p text:style-name="P10"/>
      <text:p text:style-name="P10">“accha theek hai theek hai , baitho .are tumhari takat aur mehnat ke kisse to pure gaon me sabko pata hain . Kuch naya batao ?”</text:p>
      <text:p text:style-name="P10"/>
      <text:p text:style-name="P10">“Naya ? Naya kya .Naya to kuch hota hi nahi hamare jeevan me. Are haa , hamara bhai mahindar hai na , uski shadi tay ho gayi hai”</text:p>
      <text:p text:style-name="P10"/>
      <text:p text:style-name="P10">“Par wo to tumse chota hai , tumse pahle uski shadi kaise hogi ?”</text:p>
      <text:p text:style-name="P10"/>
      <text:p text:style-name="P10"><text:soft-page-break/>“Rajendar bhaiya ne to bohot koshish ki , par sab Mahindar se hi shadi krna chahti hain to maine bhi kah diya ,koi baat nahi ,mere chakkar me uski jawani kyu barbad karu ,mujhse to shayad koi kabhi shadi naa kare ...</text:p>
      <text:p text:style-name="P10"/>
      <text:p text:style-name="P10">Hari Kesha ke kuch bolne ka intezaar kahta hai , <text:span text:style-name="T13">kuch der ki khamoshi fir kesha baat talte hue kahti hai:</text:span> </text:p>
      <text:p text:style-name="P10"/>
      <text:p text:style-name="P1"><text:span text:style-name="T9">“ </text:span><text:span text:style-name="T10">Haa ho sakta hai</text:span><text:span text:style-name="T9"> shadi ke baad u</text:span><text:span text:style-name="T10">n</text:span><text:span text:style-name="T9">ki sharab ki lat </text:span><text:span text:style-name="T10">bhi</text:span><text:span text:style-name="T9"> choot jaye ”</text:span></text:p>
      <text:p text:style-name="P10"/>
      <text:p text:style-name="P10">“ <text:span text:style-name="T13">Shadi ki umar to tumhari bhi ho gayi hai , lagta hai tumhe bhi koi pooch nahi raha hai ?”</text:span></text:p>
      <text:p text:style-name="P10"/>
      <text:p text:style-name="P10">“<text:span text:style-name="T13">Are roz roz ke rishte aate hain , main hi thukra deti hun”</text:span></text:p>
      <text:p text:style-name="P10"/>
      <text:p text:style-name="P1"><text:span text:style-name="T9">“</text:span><text:span text:style-name="T10">zaroor ,zaroor . Bilkul vishwas karne layak baat thi”</text:span></text:p>
      <text:p text:style-name="P10"/>
      <text:p text:style-name="P10">“<text:span text:style-name="T13">Jo man kare wo samjo ... accha tumhari race kab hai ?”</text:span></text:p>
      <text:p text:style-name="P10"/>
      <text:p text:style-name="P10">“ <text:span text:style-name="T13">Race to agle hafte hai , par aaj bhi kara lo to jeetunga main hi”</text:span></text:p>
      <text:p text:style-name="P10"/>
      <text:p text:style-name="P10">“<text:span text:style-name="T13">zaroor zaroor . Bilkul vishwas karne layak baat thi”<text:line-break/><text:line-break/>Dono hasne lagte hain .</text:span></text:p>
      <text:p text:style-name="P10"/>
      <text:p text:style-name="P10">“<text:span text:style-name="T13">Acha ham chalte hain, nahi to amma dhundhte hue aa jaayegi”</text:span></text:p>
      <text:p text:style-name="P11"/>
      <text:p text:style-name="P11">Kesha ye kahkar uthne lagti hai , tabhi Hari puchta hai </text:p>
      <text:p text:style-name="P11"/>
      <text:p text:style-name="P11">“Acha jo roz roz ladke thukra de rahi ho , unme burai kya hai ? Dhundh kya rahi ho tum?”</text:p>
      <text:p text:style-name="P11"/>
      <text:p text:style-name="P11">“Pta nahi , <text:span text:style-name="T14">koi ladka jo english janta hu thodi thodi hi sahi”<text:line-break/></text:span></text:p>
      <text:p text:style-name="P12">Ye kahkar Kesha chali jati hai .</text:p>
      <text:p text:style-name="P12"/>
      <text:p text:style-name="P12">Hari wahi baithe baithe badbadane lagta hai </text:p>
      <text:p text:style-name="P12"/>
      <text:p text:style-name="P12">“it is the,who is the, what is the ,in the thank you of sorry and welcome please”</text:p>
      <text:p text:style-name="P12"/>
      <text:p text:style-name="P12"/>
      <text:p text:style-name="P13">--- shaam ki mulaqat ---</text:p>
      <text:p text:style-name="P13"/>
      <text:p text:style-name="P13"><text:soft-page-break/>Hari : Kesha ham bohot waqt intezar kiye hain ye baat kahne ko ,aur bahut himmat juta ke kah rahe hain . Kyu na hum-tum shadi kar lein ?</text:p>
      <text:p text:style-name="P13"/>
      <text:p text:style-name="P13">Kesha zor se hasne lagti hai , Hari achambe me baitha rahta hai . Fir muskurane ki koshish krta hai par muskura nahi pata .</text:p>
      <text:p text:style-name="P13"/>
      <text:p text:style-name="P13">Hari : Kya hua ? Ham mazak nahi kar rahe ,tum has kyu rahi ho ?</text:p>
      <text:p text:style-name="P13"/>
      <text:p text:style-name="P13">Hari ki ye bat sunke Kesha hasna band karti hai ,aur dhyan se use dekhti hai . Kesha samaj jati hai ki wo sach me mazak nahi kar raha .</text:p>
      <text:p text:style-name="P13"/>
      <text:p text:style-name="P13">Kesha : Tum kya kahna chah rahe ho, ham samaj nahi rahe hain ?<text:line-break/></text:p>
      <text:p text:style-name="P13">Hari : Isme samajhne ka kya hai , shadi ki hi to bat kar raha hun .</text:p>
      <text:p text:style-name="P13"/>
      <text:p text:style-name="P16"><text:span text:style-name="T7">Kesha </text:span><text:span text:style-name="T11">kuch nahi kahti ...Kuch der ki khamoshi jise Hari todne ki koshish krta hai .</text:span></text:p>
      <text:p text:style-name="P20"/>
      <text:p text:style-name="P21">Hari : Kya soch rahi ho ? Kuch to kaho ?</text:p>
      <text:p text:style-name="P21"/>
      <text:p text:style-name="P21">Kesha : Mujhe nahi pata tha tum hamse ye sab bat karoge . </text:p>
      <text:p text:style-name="P21"/>
      <text:p text:style-name="P21">Hari : Accha ... Agar tumko sochne ka samay chahiye to hame kal bata dena, ham intezar kar lenge ...</text:p>
      <text:p text:style-name="P21"/>
      <text:p text:style-name="P21">Kesha : Nahi nahi sochne ka samay nahi chahiye ..</text:p>
      <text:p text:style-name="P21"/>
      <text:p text:style-name="P21">Hari (beech me katate hue): to fir ?</text:p>
      <text:p text:style-name="P21"/>
      <text:p text:style-name="P21">Kesha (bina nazre milaye sir hilate hue dheere se kahti hai ) : Nahi</text:p>
      <text:p text:style-name="P21"/>
      <text:p text:style-name="P21">Hari ko vishwas nahi hota ...</text:p>
      <text:p text:style-name="P21"/>
      <text:p text:style-name="P21">Hari : sochne ke liye nahi kah rahi ho ya shadi ke liye ?</text:p>
      <text:p text:style-name="P21"/>
      <text:p text:style-name="P21">Kesha(ab bhi kahi aur dekhte hue) : nahi </text:p>
      <text:p text:style-name="P21"/>
      <text:p text:style-name="P17"><text:span text:style-name="T7">Kesha nahi ke alawa kuch nahi kahti , Hari badi aturta se chahta hai ki wo aur kuch kahe ,koi vajah bataye </text:span><text:span text:style-name="T12">jiska Hari upay bata sake . Par Kesha kuch nahi kahti ,wo bas sir halati hai aur nahi kahti hai </text:span></text:p>
      <text:p text:style-name="P22"/>
      <text:p text:style-name="P23"><text:soft-page-break/>Hari (vichlit hote hue) : Par kyu ? Ham log kitne mahino se roz dopahar ko khane ke bad saath chalte hain aur baatein karte hain . Kya tumhe mere sath chalna accha nahi lagta , mujhe to bohot lagta hai ...</text:p>
      <text:p text:style-name="P23"/>
      <text:p text:style-name="P25">(mintu ka ek bar aur zikra karna hoga peeche ..)</text:p>
      <text:p text:style-name="P23">Kesha : Are chalte to ham mintu ke sath bhi hain </text:p>
      <text:p text:style-name="P23"/>
      <text:p text:style-name="P23">Mintu ka naam sunte Hari ke pas kahne ko kuch nahi bachta . Hari ne kabhi socha nahi tha ki Kesha use aur Mintu ko sath me tolegi .</text:p>
      <text:p text:style-name="P23"/>
      <text:p text:style-name="P24">Hari : Dekho agar tum chaho to main kisi ko bataunga nahi ki tum haa kahi ho ...shadi to ham kabhi bhi kar lenge ...</text:p>
      <text:p text:style-name="P24"/>
      <text:p text:style-name="P24">Kesha ab bhi kuch nahi kahti </text:p>
      <text:p text:style-name="P24"/>
      <text:p text:style-name="P24">Hari : Kuch to bolo ?</text:p>
      <text:p text:style-name="P24"/>
      <text:p text:style-name="P24">Kesha fir se naa kahte hue sir halati hai .</text:p>
      <text:p text:style-name="P24"/>
      <text:p text:style-name="P24">Kesha : Hari agar main tumhe shadi ke liye haa kah dungi to kya alag ho jayega ? Kyu baar baar puch rhe ho ?</text:p>
      <text:p text:style-name="P24"/>
      <text:p text:style-name="P24">Hari : are bahut kuch alag ho jayeg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3T02:02:53.354812867</meta:creation-date>
    <dc:date>2023-03-21T12:17:05.569669663</dc:date>
    <meta:editing-duration>P10DT18H37M44S</meta:editing-duration>
    <meta:editing-cycles>3</meta:editing-cycles>
    <meta:generator>LibreOffice/6.4.7.2$Linux_X86_64 LibreOffice_project/40$Build-2</meta:generator>
    <meta:document-statistic meta:table-count="0" meta:image-count="0" meta:object-count="0" meta:page-count="7" meta:paragraph-count="120" meta:word-count="2410" meta:character-count="8744" meta:non-whitespace-character-count="6441"/>
  </office:meta>
</office:document-meta>
</file>